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63025392" text:id="ct463025392">
          <text:insertion>
            <office:change-info>
              <dc:creator>Unknown Author</dc:creator>
              <dc:date>2013-01-19T22:40:00</dc:date>
            </office:change-info>
          </text:insertion>
        </text:changed-region>
        <text:changed-region xml:id="ct463028896" text:id="ct463028896">
          <text:insertion>
            <office:change-info>
              <dc:creator>Unknown Author</dc:creator>
              <dc:date>2013-01-19T22:41:00</dc:date>
            </office:change-info>
          </text:insertion>
        </text:changed-region>
        <text:changed-region xml:id="ct463015168" text:id="ct463015168">
          <text:insertion>
            <office:change-info>
              <dc:creator>Unknown Author</dc:creator>
              <dc:date>2013-01-19T22:42:00</dc:date>
            </office:change-info>
          </text:insertion>
        </text:changed-region>
        <text:changed-region xml:id="ct463015296" text:id="ct463015296">
          <text:insertion>
            <office:change-info>
              <dc:creator>Unknown Author</dc:creator>
              <dc:date>2013-01-19T22:43:00</dc:date>
            </office:change-info>
          </text:insertion>
        </text:changed-region>
        <text:changed-region xml:id="ct463040864" text:id="ct463040864">
          <text:insertion>
            <office:change-info>
              <dc:creator>Unknown Author</dc:creator>
              <dc:date>2013-01-19T22:46:00</dc:date>
            </office:change-info>
          </text:insertion>
        </text:changed-region>
        <text:changed-region xml:id="ct463040960" text:id="ct463040960">
          <text:insertion>
            <office:change-info>
              <dc:creator>Unknown Author</dc:creator>
              <dc:date>2013-01-19T22:51:00</dc:date>
            </office:change-info>
          </text:insertion>
        </text:changed-region>
        <text:changed-region xml:id="ct463041088" text:id="ct463041088">
          <text:insertion>
            <office:change-info>
              <dc:creator>Unknown Author</dc:creator>
              <dc:date>2013-01-19T22:47:00</dc:date>
            </office:change-info>
          </text:insertion>
        </text:changed-region>
        <text:changed-region xml:id="ct463041248" text:id="ct463041248">
          <text:insertion>
            <office:change-info>
              <dc:creator>Unknown Author</dc:creator>
              <dc:date>2013-01-19T22:48:00</dc:date>
            </office:change-info>
          </text:insertion>
        </text:changed-region>
        <text:changed-region xml:id="ct463071600" text:id="ct463071600">
          <text:insertion>
            <office:change-info>
              <dc:creator>Unknown Author</dc:creator>
              <dc:date>2013-01-19T22:54:00</dc:date>
            </office:change-info>
          </text:insertion>
        </text:changed-region>
        <text:changed-region xml:id="ct463071728" text:id="ct463071728">
          <text:insertion>
            <office:change-info>
              <dc:creator>Unknown Author</dc:creator>
              <dc:date>2013-01-19T22:55:00</dc:date>
            </office:change-info>
          </text:insertion>
        </text:changed-region>
        <text:changed-region xml:id="ct463071856" text:id="ct463071856">
          <text:insertion>
            <office:change-info>
              <dc:creator>Unknown Author</dc:creator>
              <dc:date>2013-01-19T22:56:00</dc:date>
            </office:change-info>
          </text:insertion>
        </text:changed-region>
        <text:changed-region xml:id="ct463102592" text:id="ct463102592">
          <text:insertion>
            <office:change-info>
              <dc:creator>Unknown Author</dc:creator>
              <dc:date>2013-01-19T22:57:00</dc:date>
            </office:change-info>
          </text:insertion>
        </text:changed-region>
        <text:changed-region xml:id="ct463102752" text:id="ct463102752">
          <text:insertion>
            <office:change-info>
              <dc:creator>Unknown Author</dc:creator>
              <dc:date>2013-01-19T22:58:00</dc:date>
            </office:change-info>
          </text:insertion>
        </text:changed-region>
        <text:changed-region xml:id="ct463102880" text:id="ct463102880">
          <text:insertion>
            <office:change-info>
              <dc:creator>Unknown Author</dc:creator>
              <dc:date>2013-01-19T22:59:00</dc:date>
            </office:change-info>
          </text:insertion>
        </text:changed-region>
        <text:changed-region xml:id="ct463032400" text:id="ct463032400">
          <text:insertion>
            <office:change-info>
              <dc:creator>Unknown Author</dc:creator>
              <dc:date>2013-01-19T23:00:00</dc:date>
            </office:change-info>
          </text:insertion>
        </text:changed-region>
        <text:changed-region xml:id="ct463021888" text:id="ct463021888">
          <text:insertion>
            <office:change-info>
              <dc:creator>Unknown Author</dc:creator>
              <dc:date>2013-01-19T23:01:00</dc:date>
            </office:change-info>
          </text:insertion>
        </text:changed-region>
        <text:changed-region xml:id="ct463022016" text:id="ct463022016">
          <text:insertion>
            <office:change-info>
              <dc:creator>Unknown Author</dc:creator>
              <dc:date>2013-01-19T23:02:00</dc:date>
            </office:change-info>
          </text:insertion>
        </text:changed-region>
        <text:changed-region xml:id="ct463062544" text:id="ct463062544">
          <text:insertion>
            <office:change-info>
              <dc:creator>Unknown Author</dc:creator>
              <dc:date>2013-01-19T23:03:00</dc:date>
            </office:change-info>
          </text:insertion>
        </text:changed-region>
        <text:changed-region xml:id="ct463072256" text:id="ct463072256">
          <text:insertion>
            <office:change-info>
              <dc:creator>Unknown Author</dc:creator>
              <dc:date>2013-01-19T23:06:00</dc:date>
            </office:change-info>
          </text:insertion>
        </text:changed-region>
        <text:changed-region xml:id="ct463076016" text:id="ct463076016">
          <text:insertion>
            <office:change-info>
              <dc:creator>Unknown Author</dc:creator>
              <dc:date>2013-01-19T23:07:00</dc:date>
            </office:change-info>
          </text:insertion>
        </text:changed-region>
        <text:changed-region xml:id="ct463063456" text:id="ct463063456">
          <text:deletion>
            <office:change-info>
              <dc:creator>Unknown Author</dc:creator>
              <dc:date>2013-01-19T23:07:00</dc:date>
            </office:change-info>
            <text:p text:style-name="Standard">s</text:p>
          </text:deletion>
        </text:changed-region>
        <text:changed-region xml:id="ct463105808" text:id="ct463105808">
          <text:insertion>
            <office:change-info>
              <dc:creator>Unknown Author</dc:creator>
              <dc:date>2013-01-19T23:07:00</dc:date>
            </office:change-info>
          </text:insertion>
        </text:changed-region>
        <text:changed-region xml:id="ct463062960" text:id="ct463062960">
          <text:insertion>
            <office:change-info>
              <dc:creator>Unknown Author</dc:creator>
              <dc:date>2013-01-19T23:08:00</dc:date>
            </office:change-info>
          </text:insertion>
        </text:changed-region>
        <text:changed-region xml:id="ct462840960" text:id="ct462840960">
          <text:insertion>
            <office:change-info>
              <dc:creator>Unknown Author</dc:creator>
              <dc:date>2013-01-19T23:09:00</dc:date>
            </office:change-info>
          </text:insertion>
        </text:changed-region>
        <text:changed-region xml:id="ct462840400" text:id="ct462840400">
          <text:insertion>
            <office:change-info>
              <dc:creator>Unknown Author</dc:creator>
              <dc:date>2013-01-19T23:26:00</dc:date>
            </office:change-info>
          </text:insertion>
        </text:changed-region>
        <text:changed-region xml:id="ct462840496" text:id="ct462840496">
          <text:insertion>
            <office:change-info>
              <dc:creator>Unknown Author</dc:creator>
              <dc:date>2013-01-19T23:27:00</dc:date>
            </office:change-info>
          </text:insertion>
        </text:changed-region>
        <text:changed-region xml:id="ct462841984" text:id="ct462841984">
          <text:deletion>
            <office:change-info>
              <dc:creator>Unknown Author</dc:creator>
              <dc:date>2013-01-19T23:11:00</dc:date>
            </office:change-info>
            <text:p text:style-name="Standard">and</text:p>
          </text:deletion>
        </text:changed-region>
        <text:changed-region xml:id="ct462840672" text:id="ct462840672">
          <text:insertion>
            <office:change-info>
              <dc:creator>Unknown Author</dc:creator>
              <dc:date>2013-01-19T23:11:00</dc:date>
            </office:change-info>
          </text:insertion>
        </text:changed-region>
        <text:changed-region xml:id="ct462842560" text:id="ct462842560">
          <text:deletion>
            <office:change-info>
              <dc:creator>Unknown Author</dc:creator>
              <dc:date>2013-01-19T23:11:00</dc:date>
            </office:change-info>
            <text:p text:style-name="Standard">corresponding</text:p>
          </text:deletion>
        </text:changed-region>
        <text:changed-region xml:id="ct462842688" text:id="ct462842688">
          <text:deletion>
            <office:change-info>
              <dc:creator>Unknown Author</dc:creator>
              <dc:date>2013-01-19T23:11:00</dc:date>
            </office:change-info>
            <text:p text:style-name="Standard">the</text:p>
          </text:deletion>
        </text:changed-region>
        <text:changed-region xml:id="ct462842816" text:id="ct462842816">
          <text:insertion>
            <office:change-info>
              <dc:creator>Unknown Author</dc:creator>
              <dc:date>2013-01-19T23:11:00</dc:date>
            </office:change-info>
          </text:insertion>
        </text:changed-region>
        <text:changed-region xml:id="ct462842944" text:id="ct462842944">
          <text:deletion>
            <office:change-info>
              <dc:creator>Unknown Author</dc:creator>
              <dc:date>2013-01-19T23:11:00</dc:date>
            </office:change-info>
            <text:p text:style-name="Standard">on the board</text:p>
          </text:deletion>
        </text:changed-region>
        <text:changed-region xml:id="ct487114304" text:id="ct487114304">
          <text:insertion>
            <office:change-info>
              <dc:creator>Bob Jacobsen</dc:creator>
              <dc:date>2013-01-19T23:43:00</dc:date>
            </office:change-info>
          </text:insertion>
        </text:changed-region>
        <text:changed-region xml:id="ct78470976" text:id="ct78470976">
          <text:deletion>
            <office:change-info>
              <dc:creator>Bob Jacobsen</dc:creator>
              <dc:date>2013-01-19T23:43:00</dc:date>
            </office:change-info>
            <text:p text:style-name="Standard">y</text:p>
          </text:deletion>
        </text:changed-region>
        <text:changed-region xml:id="ct77494032" text:id="ct77494032">
          <text:insertion>
            <office:change-info>
              <dc:creator>Bob Jacobsen</dc:creator>
              <dc:date>2013-01-19T23:43:00</dc:date>
            </office:change-info>
          </text:insertion>
        </text:changed-region>
        <text:changed-region xml:id="ct462843056" text:id="ct462843056">
          <text:deletion>
            <office:change-info>
              <dc:creator>Unknown Author</dc:creator>
              <dc:date>2013-01-19T23:12:00</dc:date>
            </office:change-info>
            <text:p text:style-name="Standard">X</text:p>
          </text:deletion>
        </text:changed-region>
        <text:changed-region xml:id="ct77507584" text:id="ct77507584">
          <text:insertion>
            <office:change-info>
              <dc:creator>Bob Jacobsen</dc:creator>
              <dc:date>2013-01-19T23:43:00</dc:date>
            </office:change-info>
          </text:insertion>
        </text:changed-region>
        <text:changed-region xml:id="ct77519168" text:id="ct77519168">
          <text:deletion>
            <office:change-info>
              <dc:creator>Bob Jacobsen</dc:creator>
              <dc:date>2013-01-19T23:43:00</dc:date>
            </office:change-info>
            <text:p text:style-name="Standard">t</text:p>
          </text:deletion>
        </text:changed-region>
        <text:changed-region xml:id="ct525254992" text:id="ct525254992">
          <text:insertion>
            <office:change-info>
              <dc:creator>Bob Jacobsen</dc:creator>
              <dc:date>2013-01-19T23:43:00</dc:date>
            </office:change-info>
          </text:insertion>
        </text:changed-region>
        <text:changed-region xml:id="ct484725584" text:id="ct484725584">
          <text:insertion>
            <office:change-info>
              <dc:creator>Bob Jacobsen</dc:creator>
              <dc:date>2013-01-19T23:43:00</dc:date>
            </office:change-info>
          </text:insertion>
        </text:changed-region>
        <text:changed-region xml:id="ct525230016" text:id="ct525230016">
          <text:deletion>
            <office:change-info>
              <dc:creator>Bob Jacobsen</dc:creator>
              <dc:date>2013-01-19T23:43:00</dc:date>
            </office:change-info>
            <text:p text:style-name="Standard"><text:s/></text:p>
          </text:deletion>
        </text:changed-region>
        <text:changed-region xml:id="ct78464848" text:id="ct78464848">
          <text:deletion>
            <office:change-info>
              <dc:creator>Bob Jacobsen</dc:creator>
              <dc:date>2013-01-19T23:43:00</dc:date>
            </office:change-info>
            <text:p text:style-name="Standard">messages</text:p>
          </text:deletion>
        </text:changed-region>
        <text:changed-region xml:id="ct78473920" text:id="ct78473920">
          <text:insertion>
            <office:change-info>
              <dc:creator>Bob Jacobsen</dc:creator>
              <dc:date>2013-01-19T23:43:00</dc:date>
            </office:change-info>
          </text:insertion>
        </text:changed-region>
        <text:changed-region xml:id="ct78483936" text:id="ct78483936">
          <text:insertion>
            <office:change-info>
              <dc:creator>Bob Jacobsen</dc:creator>
              <dc:date>2013-01-19T23:44:00</dc:date>
            </office:change-info>
          </text:insertion>
        </text:changed-region>
        <text:changed-region xml:id="ct78471520" text:id="ct78471520">
          <text:deletion>
            <office:change-info>
              <dc:creator>Bob Jacobsen</dc:creator>
              <dc:date>2013-01-19T23:44:00</dc:date>
            </office:change-info>
            <text:p text:style-name="Standard">W</text:p>
          </text:deletion>
        </text:changed-region>
        <text:changed-region xml:id="ct77507776" text:id="ct77507776">
          <text:insertion>
            <office:change-info>
              <dc:creator>Bob Jacobsen</dc:creator>
              <dc:date>2013-01-19T23:44:00</dc:date>
            </office:change-info>
          </text:insertion>
        </text:changed-region>
        <text:changed-region xml:id="ct76917888" text:id="ct76917888">
          <text:deletion>
            <office:change-info>
              <dc:creator>Bob Jacobsen</dc:creator>
              <dc:date>2013-01-19T23:44:00</dc:date>
            </office:change-info>
            <text:p text:style-name="Standard">messages</text:p>
          </text:deletion>
        </text:changed-region>
        <text:changed-region xml:id="ct77507680" text:id="ct77507680">
          <text:insertion>
            <office:change-info>
              <dc:creator>Bob Jacobsen</dc:creator>
              <dc:date>2013-01-19T23:44:00</dc:date>
            </office:change-info>
          </text:insertion>
        </text:changed-region>
        <text:changed-region xml:id="ct462842368" text:id="ct462842368">
          <text:insertion>
            <office:change-info>
              <dc:creator>Unknown Author</dc:creator>
              <dc:date>2013-01-19T23:14:00</dc:date>
            </office:change-info>
          </text:insertion>
        </text:changed-region>
        <text:changed-region xml:id="ct462843664" text:id="ct462843664">
          <text:insertion>
            <office:change-info>
              <dc:creator>Unknown Author</dc:creator>
              <dc:date>2013-01-19T23:14:00</dc:date>
            </office:change-info>
          </text:insertion>
        </text:changed-region>
        <text:changed-region xml:id="ct462843792" text:id="ct462843792">
          <text:insertion>
            <office:change-info>
              <dc:creator>Unknown Author</dc:creator>
              <dc:date>2013-01-19T23:15:00</dc:date>
            </office:change-info>
          </text:insertion>
        </text:changed-region>
        <text:changed-region xml:id="ct462843920" text:id="ct462843920">
          <text:insertion>
            <office:change-info>
              <dc:creator>Unknown Author</dc:creator>
              <dc:date>2013-01-19T23:16:00</dc:date>
            </office:change-info>
          </text:insertion>
        </text:changed-region>
        <text:changed-region xml:id="ct462843440" text:id="ct462843440">
          <text:insertion>
            <office:change-info>
              <dc:creator>Unknown Author</dc:creator>
              <dc:date>2013-01-19T23:17:00</dc:date>
            </office:change-info>
          </text:insertion>
        </text:changed-region>
        <text:changed-region xml:id="ct462843232" text:id="ct462843232">
          <text:deletion>
            <office:change-info>
              <dc:creator>Unknown Author</dc:creator>
              <dc:date>2013-01-19T23:17:00</dc:date>
            </office:change-info>
            <text:p text:style-name="Standard">s</text:p>
          </text:deletion>
        </text:changed-region>
        <text:changed-region xml:id="ct462844400" text:id="ct462844400">
          <text:insertion>
            <office:change-info>
              <dc:creator>Unknown Author</dc:creator>
              <dc:date>2013-01-19T23:17:00</dc:date>
            </office:change-info>
          </text:insertion>
        </text:changed-region>
        <text:changed-region xml:id="ct462844496" text:id="ct462844496">
          <text:deletion>
            <office:change-info>
              <dc:creator>Unknown Author</dc:creator>
              <dc:date>2013-01-19T23:17:00</dc:date>
            </office:change-info>
            <text:p text:style-name="Standard">with</text:p>
          </text:deletion>
        </text:changed-region>
        <text:changed-region xml:id="ct462844640" text:id="ct462844640">
          <text:insertion>
            <office:change-info>
              <dc:creator>Unknown Author</dc:creator>
              <dc:date>2013-01-19T23:18:00</dc:date>
            </office:change-info>
          </text:insertion>
        </text:changed-region>
        <text:changed-region xml:id="ct462844768" text:id="ct462844768">
          <text:insertion>
            <office:change-info>
              <dc:creator>Unknown Author</dc:creator>
              <dc:date>2013-01-19T23:18:00</dc:date>
            </office:change-info>
          </text:insertion>
        </text:changed-region>
        <text:changed-region xml:id="ct462844896" text:id="ct462844896">
          <text:deletion>
            <office:change-info>
              <dc:creator>Unknown Author</dc:creator>
              <dc:date>2013-01-19T23:18:00</dc:date>
            </office:change-info>
            <text:p text:style-name="Standard">the</text:p>
          </text:deletion>
        </text:changed-region>
        <text:changed-region xml:id="ct462845424" text:id="ct462845424">
          <text:insertion>
            <office:change-info>
              <dc:creator>Unknown Author</dc:creator>
              <dc:date>2013-01-19T23:19:00</dc:date>
            </office:change-info>
          </text:insertion>
        </text:changed-region>
        <text:changed-region xml:id="ct462845072" text:id="ct462845072">
          <text:insertion>
            <office:change-info>
              <dc:creator>Unknown Author</dc:creator>
              <dc:date>2013-01-19T23:19:00</dc:date>
            </office:change-info>
          </text:insertion>
        </text:changed-region>
        <text:changed-region xml:id="ct462845248" text:id="ct462845248">
          <text:insertion>
            <office:change-info>
              <dc:creator>Unknown Author</dc:creator>
              <dc:date>2013-01-19T23:20:00</dc:date>
            </office:change-info>
          </text:insertion>
        </text:changed-region>
        <text:changed-region xml:id="ct462844016" text:id="ct462844016">
          <text:insertion>
            <office:change-info>
              <dc:creator>Unknown Author</dc:creator>
              <dc:date>2013-01-19T23:20:00</dc:date>
            </office:change-info>
          </text:insertion>
        </text:changed-region>
        <text:changed-region xml:id="ct462844144" text:id="ct462844144">
          <text:insertion>
            <office:change-info>
              <dc:creator>Unknown Author</dc:creator>
              <dc:date>2013-01-19T23:20:00</dc:date>
            </office:change-info>
          </text:insertion>
        </text:changed-region>
        <text:changed-region xml:id="ct463152896" text:id="ct463152896">
          <text:insertion>
            <office:change-info>
              <dc:creator>Unknown Author</dc:creator>
              <dc:date>2013-01-19T23:21:00</dc:date>
            </office:change-info>
          </text:insertion>
        </text:changed-region>
        <text:changed-region xml:id="ct463152992" text:id="ct463152992">
          <text:insertion>
            <office:change-info>
              <dc:creator>Unknown Author</dc:creator>
              <dc:date>2013-01-19T23:21:00</dc:date>
            </office:change-info>
          </text:insertion>
        </text:changed-region>
        <text:changed-region xml:id="ct463153120" text:id="ct463153120">
          <text:deletion>
            <office:change-info>
              <dc:creator>Unknown Author</dc:creator>
              <dc:date>2013-01-19T23:21:00</dc:date>
            </office:change-info>
            <text:p text:style-name="Standard"><text:s/></text:p>
          </text:deletion>
        </text:changed-region>
        <text:changed-region xml:id="ct463153248" text:id="ct463153248">
          <text:deletion>
            <office:change-info>
              <dc:creator>Unknown Author</dc:creator>
              <dc:date>2013-01-19T23:22:00</dc:date>
            </office:change-info>
            <text:p text:style-name="Standard">that</text:p>
          </text:deletion>
        </text:changed-region>
        <text:changed-region xml:id="ct463034320" text:id="ct463034320">
          <text:insertion>
            <office:change-info>
              <dc:creator>Unknown Author</dc:creator>
              <dc:date>2013-01-19T23:22:00</dc:date>
            </office:change-info>
          </text:insertion>
        </text:changed-region>
        <text:changed-region xml:id="ct463043040" text:id="ct463043040">
          <text:deletion>
            <office:change-info>
              <dc:creator>Unknown Author</dc:creator>
              <dc:date>2013-01-19T23:22:00</dc:date>
            </office:change-info>
            <text:p text:style-name="Standard">and</text:p>
          </text:deletion>
        </text:changed-region>
        <text:changed-region xml:id="ct463043280" text:id="ct463043280">
          <text:insertion>
            <office:change-info>
              <dc:creator>Unknown Author</dc:creator>
              <dc:date>2013-01-19T23:23:00</dc:date>
            </office:change-info>
          </text:insertion>
        </text:changed-region>
        <text:changed-region xml:id="ct463152592" text:id="ct463152592">
          <text:deletion>
            <office:change-info>
              <dc:creator>Unknown Author</dc:creator>
              <dc:date>2013-01-19T23:23:00</dc:date>
            </office:change-info>
            <text:p text:style-name="Standard"><text:s/>being consumed</text:p>
          </text:deletion>
        </text:changed-region>
        <text:changed-region xml:id="ct463023712" text:id="ct463023712">
          <text:deletion>
            <office:change-info>
              <dc:creator>Unknown Author</dc:creator>
              <dc:date>2013-01-19T23:24:00</dc:date>
            </office:change-info>
            <text:p text:style-name="Standard">for which it is listening.</text:p>
          </text:deletion>
        </text:changed-region>
        <text:changed-region xml:id="ct463023840" text:id="ct463023840">
          <text:insertion>
            <office:change-info>
              <dc:creator>Unknown Author</dc:creator>
              <dc:date>2013-01-19T23:24:00</dc:date>
            </office:change-info>
          </text:insertion>
        </text:changed-region>
        <text:changed-region xml:id="ct463033952" text:id="ct463033952">
          <text:insertion>
            <office:change-info>
              <dc:creator>Unknown Author</dc:creator>
              <dc:date>2013-01-19T23: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change-start text:change-id="ct463025392"/></text:p>
      <text:p text:style-name="Standard">A particular PCER may be produced in response to ph<text:change-end text:change-id="ct463025392"/><text:change-start text:change-id="ct463028896"/>ysical input or state change on a layout, for example a contact closure or the activation of a <text:change-end text:change-id="ct463028896"/><text:change-start text:change-id="ct463015168"/>block occupancy detector, or it can be in response to a non<text:change-end text:change-id="ct463015168"/><text:change-start text:change-id="ct463015296"/>-physical change such as the arrival of a certain time,. <text:s/>The same PCER can be produced by several different state changes. <text:s/><text:change-end text:change-id="ct463015296"/><text:change-start text:change-id="ct463040864"/>Th<text:change-end text:change-id="ct463040864"/><text:change-start text:change-id="ct463040960"/>at<text:change-end text:change-id="ct463040960"/><text:change-start text:change-id="ct463041088"/> PCE<text:change-end text:change-id="ct463041088"/><text:change-start text:change-id="ct463041248"/>R may result in some action at consumers. <text:s text:c="2"/>The term 'event' includes the state changes, the PCER message, and the resulting actions, <text:change-end text:change-id="ct463041248"/><text:change-start text:change-id="ct463071600"/>and represent <text:change-end text:change-id="ct463071600"/><text:change-start text:change-id="ct463071728"/>a specific idea or <text:change-end text:change-id="ct463071728"/><text:change-start text:change-id="ct463071856"/>concept, such as “Night has fallen”. <text:s/><text:change-end text:change-id="ct463071856"/><text:change-start text:change-id="ct463102592"/></text:p>
      <text:p text:style-name="Standard"/>
      <text:p text:style-name="Standard"><text:soft-page-break/>For example, <text:span text:style-name="T4">the</text:span> concept of <text:s/>an “Emergency stop” event might include the actions of turning off track power, turning on a fault-ind<text:change-end text:change-id="ct463102592"/><text:change-start text:change-id="ct463102752"/>icator, and sounding a buzzer. <text:s/>The PCER may be produced by any of<text:change-end text:change-id="ct463102752"/><text:change-start text:change-id="ct463102880"/>: a panic button, a throttle button, a over-current detector, or an anticollision syste<text:change-end text:change-id="ct463102880"/><text:change-start text:change-id="ct463032400"/>m. <text:s/></text:p>
      <text:p text:style-name="Standard">The aforementioned “Night has fallen” event might be triggered by a fast-clock time, a <text:change-end text:change-id="ct463032400"/><text:change-start text:change-id="ct463021888"/>toggle switch, or a control program, and its actions might include illuminating street lights, <text:change-end text:change-id="ct463021888"/><text:change-start text:change-id="ct463022016"/>house lights, and the dimming of overhead lighting. <text:s/><text:change-end text:change-id="ct463022016"/></text:p>
      <text:h text:style-name="Heading_20_2" text:outline-level="2">References and Context</text:h>
      <text:p text:style-name="Standard"> For more information on format and presentation, see: </text:p>
      <text:list xml:id="list3812212234999911371"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text:soft-page-break/>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text:change-start text:change-id="ct463062544"/>r<text:change-end text:change-id="ct463062544"/>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ext:change-start text:change-id="ct463072256"/>to <text:change-end text:change-id="ct463072256"/>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text:change-start text:change-id="ct463076016"/>is <text:change-end text:change-id="ct463076016"/>broadcast<text:change text:change-id="ct463063456"/>,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soft-page-break/>Identify Events</text:h>
      <text:p text:style-name="Standard">Two forms of identify events; recommendation on uses for global form<text:change-start text:change-id="ct463105808"/></text:p>
      <text:p text:style-name="Standard">In some cases, the node may want to query a specific node as to whether id produces that event, in these case the directed form is appropriate. <text:s/>In other cases, the node <text:change-end text:change-id="ct463105808"/><text:change-start text:change-id="ct463062960"/>producing the Identify Event will not know if any node uses th<text:change-end text:change-id="ct463062960"/><text:change-start text:change-id="ct462840960"/>at event, and therefore the global form is the more appropriate choice. <text:s/><text:change-end text:change-id="ct462840960"/><text:change-start text:change-id="ct462840400"/>Be aware that since this latter form is transmitted throughout the <text:change-end text:change-id="ct462840400"/><text:change-start text:change-id="ct462840496"/>network, it can be relatively expensive in terms of bandwidth. <text:s/><text:change-end text:change-id="ct462840496"/></text:p>
      <text:h text:style-name="Heading_20_2" text:outline-level="2">States</text:h>
      <text:p text:style-name="Standard">After the IC message is sent, <text:change text:change-id="ct462841984"/><text:change-start text:change-id="ct462840672"/>but<text:change-end text:change-id="ct462840672"/> before any <text:change text:change-id="ct462842560"/><text:s/>Producer/Consumer Event Report messages are sent, <text:change text:change-id="ct462842688"/><text:change-start text:change-id="ct462842816"/>each<text:change-end text:change-id="ct462842816"/> node must identify all events produced or consumed <text:change text:change-id="ct462842944"/><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text:change-start text:change-id="ct487114304"/>Producer/Consumer <text:change-end text:change-id="ct487114304"/>Identif<text:change text:change-id="ct78470976"/><text:change-start text:change-id="ct77494032"/>ied<text:change-end text:change-id="ct77494032"/><text:change text:change-id="ct462843056"/> messages. Nothing prevents combining replies to multiple requests. <text:s/>This allows simplified implementations, for example setting a bit to indicate that a reply can be sent when time/priority is available.</text:p>
      <text:p text:style-name="Standard">You can sen<text:change-start text:change-id="ct77507584"/>d<text:change-end text:change-id="ct77507584"/><text:change text:change-id="ct77519168"/> identify/identified <text:change-start text:change-id="ct525254992"/>messages <text:change-end text:change-id="ct525254992"/>for automatically<text:change-start text:change-id="ct484725584"/>-<text:change-end text:change-id="ct484725584"/><text:change text:change-id="ct525230016"/>routed <text:change text:change-id="ct78464848"/><text:change-start text:change-id="ct78473920"/>Event IDs<text:change-end text:change-id="ct78473920"/>. <text:s/><text:change-start text:change-id="ct78483936"/>Identify Producer/Consumer for <text:change-end text:change-id="ct78483936"/><text:change text:change-id="ct78471520"/><text:change-start text:change-id="ct77507776"/>w<text:change-end text:change-id="ct77507776"/>ell-known <text:change text:change-id="ct76917888"/><text:change-start text:change-id="ct77507680"/>Event IDs<text:change-end text:change-id="ct77507680"/> require response; there's no exemption for those.</text:p>
      <text:p text:style-name="Standard"><text:change-start text:change-id="ct462842368"/>[[?? <text:change-end text:change-id="ct462842368"/>You can query a state when you come up with the request-id message. Conflicting states can happen, and have to be addressed.<text:change-start text:change-id="ct462843664"/>]] <text:s/>State can be constructed from the received Identify <text:change-end text:change-id="ct462843664"/><text:change-start text:change-id="ct462843792"/>messages and their “valid”, “invalid”, “unknown” subforms. <text:s/>It is poss<text:change-end text:change-id="ct462843792"/><text:change-start text:change-id="ct462843920"/>ible that these will result in conflicting state, and this should be recorded as unknown. <text:s/><text:change-end text:change-id="ct462843920"/></text:p>
      <text:p text:style-name="Standard">Note that the state machine <text:change-start text:change-id="ct462843440"/>associated with these messages is <text:change-end text:change-id="ct462843440"/>reset<text:change text:change-id="ct462843232"/> <text:change-start text:change-id="ct462844400"/>by <text:change-end text:change-id="ct462844400"/><text:change text:change-id="ct462844496"/><text:s/>the Initialiation Complete message, <text:change-start text:change-id="ct462844640"/>and <text:change-end text:change-id="ct462844640"/>not <text:change-start text:change-id="ct462844768"/>by any <text:change-end text:change-id="ct462844768"/><text:change text:change-id="ct462844896"/><text:s/>lower level link (CAN or other) state machine.</text:p>
      <text:p text:style-name="Standard">Delay in sending the PI/PRI or CI/CRI messages after IC is OK, but there's no delivery guarantee for <text:span text:style-name="T4">this</text:span> node<text:change-start text:change-id="ct462845424"/>'<text:change-end text:change-id="ct462845424"/>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change-start text:change-id="ct462845072"/> process<text:change-end text:change-id="ct462845072"/>.</text:p>
      <text:p text:style-name="Standard">There is no way to indicate that a node is no longer interested in a particular Event ID. <text:s/>(Sending IC again says that all <text:change-start text:change-id="ct462845248"/>events <text:change-end text:change-id="ct462845248"/>are not interesting<text:change-start text:change-id="ct462844016"/>,<text:change-end text:change-id="ct462844016"/> though). <text:s/>This could be added, but it's much harder for gateways to decide <text:change-start text:change-id="ct462844144"/>that <text:change-end text:change-id="ct462844144"/>an Event ID is not interesting than that it is<text:change-start text:change-id="ct463152896"/> interesting<text:change-end text:change-id="ct463152896"/>, because they have to keep a list of all the node IDs that are interested<text:change-start text:change-id="ct463152992"/>,<text:change-end text:change-id="ct463152992"/><text:change text:change-id="ct463153120"/>and back that off. <text:s/>Better to just let <text:change text:change-id="ct463153248"/><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422183327342253441" text:style-name="L2">
        <text:list-item>
          <text:p text:style-name="P18">When the node is first initialized<text:change-start text:change-id="ct463034320"/>, after<text:change-end text:change-id="ct463034320"/> <text:change text:change-id="ct463043040"/><text:s/>the "Initialization Complete" message has been sent.</text:p>
        </text:list-item>
        <text:list-item>
          <text:p text:style-name="P18"><text:soft-page-break/>When a configuration change has added an <text:change-start text:change-id="ct463043280"/>new <text:change-end text:change-id="ct463043280"/>event ID that can be produced or consumed.</text:p>
        </text:list-item>
      </text:list>
      <text:p text:style-name="Standard">To announce new Event IDs<text:change text:change-id="ct463152592"/>, the node must transmit a Producer Identified message for each P/C Event ID it can produce, and a Consumer Identified message for each P/C Event ID <text:change text:change-id="ct463023712"/><text:change-start text:change-id="ct463023840"/>that it can consume. <text:s/><text:change-end text:change-id="ct463023840"/></text:p>
      <text:h text:style-name="Heading_20_3" text:outline-level="3">Event Transfer</text:h>
      <text:p text:style-name="Standard">The last sentence is the key to gateway traffic reduction. See below.</text:p>
      <text:h text:style-name="Heading_20_3" text:outline-level="3">Event Enquiry<text:change-start text:change-id="ct463033952"/> <text:s/>[[[ This seems to be redundant??]]]<text:change-end text:change-id="ct463033952"/></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 <text:s/></text:p>
      <text:p text:style-name="Standard"/>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text:soft-page-break/>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 This section is general information of interest to the reader, implementers, etc.</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p>
      <text:p text:style-name="Standard">Ordering &amp; processing</text:p>
      <text:p text:style-name="Standard">Performance &amp; loading at node startup, layout startup particularly on CAN. Numbers and simulations.</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text:soft-page-break/>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19T23:44:22.9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3:44:22.99">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19T23:44:22.99">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75</meta:editing-cycles>
    <meta:editing-duration>P3DT15H36M25S</meta:editing-duration>
    <meta:generator>OpenOffice.org/3.4.1$Unix OpenOffice.org_project/341m1$Build-9593</meta:generator>
    <dc:date>2013-01-19T23:44:23</dc:date>
    <meta:keyword>OpenLCB Event Transport</meta:keyword>
    <meta:document-statistic meta:table-count="2" meta:image-count="1" meta:object-count="0" meta:page-count="8" meta:paragraph-count="210" meta:word-count="2868" meta:character-count="17498"/>
    <dc:creator>Bob Jacobsen</dc:creator>
    <meta:user-defined meta:name="Info 1"/>
    <meta:user-defined meta:name="Info 2"/>
    <meta:user-defined meta:name="Info 3"/>
    <meta:user-defined meta:name="Info 4"/>
  </office:meta>
</office:document-meta>
</file>